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e75" officeooo:paragraph-rsid="00126e75"/>
    </style:style>
    <style:style style:name="P2" style:family="paragraph" style:parent-style-name="Standard">
      <style:text-properties officeooo:rsid="00126e75" officeooo:paragraph-rsid="0014db97"/>
    </style:style>
    <style:style style:name="P3" style:family="paragraph" style:parent-style-name="Standard">
      <style:text-properties officeooo:rsid="00126e75" officeooo:paragraph-rsid="00151f04"/>
    </style:style>
    <style:style style:name="P4" style:family="paragraph" style:parent-style-name="Standard">
      <style:text-properties officeooo:rsid="00126e75" officeooo:paragraph-rsid="0015bff7"/>
    </style:style>
    <style:style style:name="P5" style:family="paragraph" style:parent-style-name="Standard">
      <style:text-properties officeooo:rsid="00151f04" officeooo:paragraph-rsid="00151f04"/>
    </style:style>
    <style:style style:name="P6" style:family="paragraph" style:parent-style-name="Standard">
      <style:text-properties officeooo:rsid="0015bff7" officeooo:paragraph-rsid="0015bff7"/>
    </style:style>
    <style:style style:name="P7" style:family="paragraph" style:parent-style-name="Standard">
      <style:text-properties officeooo:rsid="0015bff7" officeooo:paragraph-rsid="00178d21"/>
    </style:style>
    <style:style style:name="P8" style:family="paragraph" style:parent-style-name="Standard">
      <style:text-properties officeooo:rsid="0015bff7" officeooo:paragraph-rsid="001af385"/>
    </style:style>
    <style:style style:name="P9" style:family="paragraph" style:parent-style-name="Standard">
      <style:text-properties officeooo:rsid="0018e5d4" officeooo:paragraph-rsid="0018e5d4"/>
    </style:style>
    <style:style style:name="P10" style:family="paragraph" style:parent-style-name="Standard">
      <style:text-properties officeooo:rsid="0014db97" officeooo:paragraph-rsid="0015bff7"/>
    </style:style>
    <style:style style:name="P11" style:family="paragraph" style:parent-style-name="Standard">
      <style:text-properties officeooo:rsid="001aadcc" officeooo:paragraph-rsid="001aadcc"/>
    </style:style>
    <style:style style:name="P12" style:family="paragraph" style:parent-style-name="Standard">
      <style:text-properties officeooo:rsid="001aadcc" officeooo:paragraph-rsid="001aadcc"/>
    </style:style>
    <style:style style:name="T1" style:family="text">
      <style:text-properties officeooo:rsid="0013c859"/>
    </style:style>
    <style:style style:name="T2" style:family="text">
      <style:text-properties officeooo:rsid="0014db97"/>
    </style:style>
    <style:style style:name="T3" style:family="text">
      <style:text-properties officeooo:rsid="00178d21"/>
    </style:style>
    <style:style style:name="T4" style:family="text">
      <style:text-properties officeooo:rsid="00197cf4"/>
    </style:style>
    <style:style style:name="T5" style:family="text">
      <style:text-properties officeooo:rsid="0019ba02"/>
    </style:style>
    <style:style style:name="T6" style:family="text">
      <style:text-properties officeooo:rsid="001aadcc"/>
    </style:style>
    <style:style style:name="T7" style:family="text">
      <style:text-properties officeooo:rsid="001af385"/>
    </style:style>
    <style:style style:name="T8" style:family="text">
      <style:text-properties officeooo:rsid="001bee69"/>
    </style:style>
    <style:style style:name="T9" style:family="text">
      <style:text-properties officeooo:rsid="001e6a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1 – FIS</text:p>
      <text:p text:style-name="P1"/>
      <text:p text:style-name="P1">Requisitos Funcionales:</text:p>
      <text:p text:style-name="P1"/>
      <text:p text:style-name="P1">Éstos son los objetivos que tiene que cumplir la aplicación para suplir las necesidades del cliente expresadas mediante los Objetivos desde el punto de vista funcional, se centran en aspectos relacionados con las distintas funciones y clases que se deberán implementar posteriormente.</text:p>
      <text:p text:style-name="P1"/>
      <text:p text:style-name="P1">RF 1-<text:tab/>Gestión de <text:span text:style-name="T1">Usuario. Se debe permitir registrar, modificar y eliminar los datos relacionados con los usuarios.</text:span></text:p>
      <text:p text:style-name="P1"/>
      <text:p text:style-name="P1"><text:tab/><text:span text:style-name="T1">RF 1.1- Registrar Usuario. Se almacenará la información de acceso y datos personales de <text:tab/>cada nuevo Usuario.</text:span></text:p>
      <text:p text:style-name="P1"><text:tab/></text:p>
      <text:p text:style-name="P1"><text:tab/><text:span text:style-name="T1">RF 1.2- Eliminar Usuario. Se eliminará toda la información relacionada con el Usuario que <text:tab/>se elimina a excepción del historial de transacciones y contratos.</text:span></text:p>
      <text:p text:style-name="P1"/>
      <text:p text:style-name="P1"><text:tab/><text:span text:style-name="T2">RF 1.3- Consultar datos de Usuario. Se permitirá el acceso a cierta información de un <text:tab/>Usuario de acuerdo a la política de privacidad del sistema.</text:span></text:p>
      <text:p text:style-name="P1"/>
      <text:p text:style-name="P1"><text:tab/><text:span text:style-name="T2">RF 1.4- Modificar datos de Usuario. Se permitirá modificar los datos de un Usuario siempre <text:tab/>y cuando se tengan los permisos necesarios para dicha acción.</text:span></text:p>
      <text:p text:style-name="P1"/>
      <text:p text:style-name="P5">RF 2- Gestión de Agente. Se debe permitir registrar, modificar y eliminar los datos relacionados con los Agentes.</text:p>
      <text:p text:style-name="P5"/>
      <text:p text:style-name="P5"><text:tab/>RF 2.1- <text:span text:style-name="T1">Registrar </text:span>Agente<text:span text:style-name="T1">. Se almacenará la información de acceso y datos personales de <text:tab/>cada nuevo </text:span>Agente<text:span text:style-name="T1">.</text:span></text:p>
      <text:p text:style-name="P5"/>
      <text:p text:style-name="P5"><text:tab/><text:span text:style-name="T1">RF </text:span>2<text:span text:style-name="T1">.2- Eliminar </text:span>Agente<text:span text:style-name="T1">. Se eliminará toda la información relacionada con el </text:span>Agente<text:span text:style-name="T1"> que se <text:tab/>elimina a excepción del historial de transacciones y contratos.</text:span></text:p>
      <text:p text:style-name="P5"/>
      <text:p text:style-name="P5"><text:tab/><text:span text:style-name="T2">RF 1.3- Consultar datos de </text:span>Agente<text:span text:style-name="T2">. Se permitirá el acceso </text:span>a<text:span text:style-name="T2"> cierta información de un </text:span>Agente<text:span text:style-name="T2"> <text:tab/>de acuerdo a la política de privacidad del sistema.</text:span></text:p>
      <text:p text:style-name="P5"/>
      <text:p text:style-name="P3"><text:tab/><text:span text:style-name="T2">RF 1.4- Modificar datos de Agente. Se permitirá modificar los datos de un Agente siempre y <text:tab/>cuando se tengan los permisos necesarios para dicha acción.</text:span></text:p>
      <text:p text:style-name="P5"/>
      <text:p text:style-name="P6">RF 3- Gestión de Viviendas</text:p>
      <text:p text:style-name="P6"><text:tab/></text:p>
      <text:p text:style-name="P10"><text:tab/>RF 3.1 - Registrar Vivienda. Se permitirá que un Usuario/Agente realice una petición para <text:tab/>incluir <text:s/>una vivienda de su propiedad en el sistema de datos. Dicha petición será verificada <text:tab/>por el sistema. </text:p>
      <text:p text:style-name="P4"/>
      <text:p text:style-name="P4"><text:tab/><text:span text:style-name="T3">RF 3.2 – Modificar Vivienda. Se permitirán peticiones para modificar datos de la vivienda <text:tab/>que se verificarán con su procedimiento correspondiente</text:span></text:p>
      <text:p text:style-name="P4"/>
      <text:p text:style-name="P10"><text:tab/>RF 3.3 - Eliminar Vivienda. Se permitirá que un Usuario elimine una vivienda siempre y <text:tab/>cuando no haya contratos activos ni pagos pendientes.</text:p>
      <text:p text:style-name="P6"/>
      <text:p text:style-name="P7"><text:tab/><text:span text:style-name="T2">RF 3.4- Gestionar alertas. Se permitirá la inclusión de alertas relacionadas con pagos o <text:tab/>mantenimiento de las viviendas.</text:span></text:p>
      <text:p text:style-name="P7"><text:soft-page-break/></text:p>
      <text:p text:style-name="P7"><text:tab/><text:tab/><text:span text:style-name="T3">RF 3.4.1- Crear Alerta Pago. Se crearán alertas avisando del tiempo restante de pago <text:tab/><text:tab/>así como alertas de mayor prioridad por Impago de forma automática.</text:span></text:p>
      <text:p text:style-name="P7"/>
      <text:p text:style-name="P9"><text:tab/><text:tab/>RF 3.4.2 - Activar/desactivar alertas. Se podrán desactivar aquellas alertas que <text:tab/><text:tab/><text:tab/>tengan una prioridad baja</text:p>
      <text:p text:style-name="P9"/>
      <text:p text:style-name="P9"><text:tab/><text:tab/>RF 3.4.3 - Crear alerta mantenimiento. Se permitirá la creación de alertas asociadas <text:tab/><text:tab/>al mantenimiento y posibles problemas para que el arrendador sea informado.</text:p>
      <text:p text:style-name="P9"/>
      <text:p text:style-name="P9"><text:tab/><text:tab/>RF 3.4.4 - Resolver alerta mantenimiento. Se eliminarán manualmente aquellas <text:tab/><text:tab/><text:tab/>alertas que ya no sean vigentes.</text:p>
      <text:p text:style-name="P6"/>
      <text:p text:style-name="P6">RF <text:span text:style-name="T4">4 </text:span>- Gestión de Contrato<text:span text:style-name="T6">s. Se deberá llevar la gestión de los contratos asociados a las viviendas ofertadas en la aplicación a través de la misma: redactarlos, almacenarlos y consultarlos.</text:span></text:p>
      <text:p text:style-name="P6"><text:tab/></text:p>
      <text:p text:style-name="P6"><text:tab/><text:span text:style-name="T4">RF 4.1 – Crear Contrato Modificable. El sistema prestará ayuda y soporte a la creación de <text:tab/>contratos oficiales que serán modificados conforme se llega a un acuerdo <text:tab/>arrendatario/arrendador.</text:span></text:p>
      <text:p text:style-name="P6"><text:tab/></text:p>
      <text:p text:style-name="P6"><text:tab/><text:tab/><text:span text:style-name="T7">RF 4.1.1 – Crear Contrato Alquiler. Se dispondrá de una plantilla específica pero <text:tab/><text:tab/>flexible así como una opción exclusiva para redactar contratos de alquiler <text:tab/><text:tab/><text:tab/>unilaterales.</text:span></text:p>
      <text:p text:style-name="P6"/>
      <text:p text:style-name="P8"><text:tab/><text:tab/><text:span text:style-name="T7">RF 4.1.2 – Crear Contrato Intercambio. Se dispondrá de una plantilla específica pero <text:tab/><text:tab/>flexible así como una opción exclusiva para redactar contratos de intercambios de <text:tab/><text:tab/>vivienda.</text:span></text:p>
      <text:p text:style-name="P6"/>
      <text:p text:style-name="P6"><text:tab/><text:span text:style-name="T5">RF 4.2 – Crear Contrato Definitivo. Se guardará en el sistema para su posterior consulta y <text:tab/>gestión el contrato definitivo oficial cuyos datos se usarán para generar las distintas alertas <text:tab/>así como para resolver conflictos legales.</text:span></text:p>
      <text:p text:style-name="P6"/>
      <text:p text:style-name="P6"><text:tab/><text:span text:style-name="T4">RF 4.2 – Cancelar Contrato. Se podrá cancelar un contrato siempre y cuando se cumplan las <text:tab/>clausulas asociadas a la cancelación de un contrato. En ningún caso un contrato será <text:tab/>eliminado permanentemente de la base de datos.</text:span></text:p>
      <text:p text:style-name="P6"/>
      <text:p text:style-name="P11">RF 5 – Consultas <text:span text:style-name="T7">y Búsquedas. Se deberá establecer un sistema de consultas para la información almacenada así como de Búsqueda filtrada para distintos productos ofertados.</text:span></text:p>
      <text:p text:style-name="P11"/>
      <text:p text:style-name="P11"><text:tab/>RF 5.1 – Consultar Contrato. <text:span text:style-name="T7">Se deberá poder consultar los contratos activos y terminados <text:tab/>en cualquier momento siguiendo la política de privacidad de la empresa.</text:span></text:p>
      <text:p text:style-name="P11"/>
      <text:p text:style-name="P11"><text:tab/><text:span text:style-name="T7">RF 5.2 – Buscar Vivienda. Se realizarán búsquedas entre las viviendas almacenadas en el <text:tab/>sistema de forma eficiente y de acuerdo a las necesidades del usuario.</text:span></text:p>
      <text:p text:style-name="P11"/>
      <text:p text:style-name="P11"><text:tab/><text:tab/><text:span text:style-name="T7">RF 5.2.1 – Filtrar Búsqueda. Se deberá disponer de varios filtros de búsqueda <text:tab/><text:tab/><text:tab/>atendiendo a características relevantes de las viviendas: localización, tamaño, <text:tab/><text:tab/><text:tab/>número de habitaciones y otros.</text:span></text:p>
      <text:p text:style-name="P11"/>
      <text:p text:style-name="P11"><text:tab/><text:tab/><text:span text:style-name="T7">RF 5.2.2 – Guardar Búsqueda. Se dispondrá de un espacio de almacenamiento a <text:tab/><text:tab/><text:tab/>nivel de usuario para guardar la información de las viviendas seleccionadas por el <text:tab/><text:tab/>mismo para su posterior consulta.</text:span></text:p>
      <text:p text:style-name="P11"><text:soft-page-break/></text:p>
      <text:p text:style-name="P11"><text:tab/><text:tab/><text:span text:style-name="T8">RF 5.2.3 – Consultar Viviendas Guardadas. El usuario podrá volver a ver la <text:tab/><text:tab/><text:tab/>información de aquellas viviendas de interés almacenadas en su espacio personal.</text:span></text:p>
      <text:p text:style-name="P11"/>
      <text:p text:style-name="P11">!!<text:span text:style-name="T9">Gestionar Cobros</text:span></text:p>
      <text:p text:style-name="P11"/>
      <text:p text:style-name="P11"><text:tab/></text:p>
      <text:p text:style-name="P6"><text:tab/></text:p>
      <text:p text:style-name="P6"/>
      <text:p text:style-name="P6"><text:tab/></text:p>
      <text:p text:style-name="P1"/>
      <text:p text:style-name="P1"/>
      <text:p text:style-name="P1"/>
      <text:p text:style-name="P1"/>
      <text:p text:style-name="P1"/>
      <text:p text:style-name="P1"/>
      <text:p text:style-name="P1"/>
      <text:p text:style-name="P1"/>
      <text:p text:style-name="P1"><text:tab/></text:p>
      <text:p text:style-name="P1"/>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1:41:27.418881758</meta:creation-date>
    <dc:date>2020-03-14T10:53:43.317000000</dc:date>
    <meta:editing-duration>PT34M31S</meta:editing-duration>
    <meta:editing-cycles>3</meta:editing-cycles>
    <meta:generator>LibreOffice/6.0.5.2$Windows_X86_64 LibreOffice_project/54c8cbb85f300ac59db32fe8a675ff7683cd5a16</meta:generator>
    <meta:document-statistic meta:table-count="0" meta:image-count="0" meta:object-count="0" meta:page-count="3" meta:paragraph-count="44" meta:word-count="776" meta:character-count="5135" meta:non-whitespace-character-count="4281"/>
  </office:meta>
</office:document-meta>
</file>